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" svg:font-family="'Times new roma'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style:font-name="Times new roma" officeooo:rsid="000992f6" officeooo:paragraph-rsid="000992f6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7pt" fo:font-style="normal" style:text-underline-style="none" fo:font-weight="bold" officeooo:rsid="000992f6" officeooo:paragraph-rsid="000992f6" fo:background-color="transparent" style:font-size-asian="17pt" style:font-style-asian="normal" style:font-weight-asian="bold" style:font-size-complex="17pt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3pt" fo:font-style="italic" officeooo:rsid="000992f6" officeooo:paragraph-rsid="000992f6" fo:background-color="transparent" style:font-size-asian="13pt" style:font-style-asian="italic" style:font-size-complex="13pt" style:font-style-complex="italic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3pt" fo:font-style="normal" fo:font-weight="bold" officeooo:rsid="000992f6" officeooo:paragraph-rsid="000992f6" fo:background-color="transparent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5pt" fo:font-style="italic" officeooo:rsid="000992f6" officeooo:paragraph-rsid="000992f6" fo:background-color="transparent" style:font-size-asian="15pt" style:font-style-asian="italic" style:font-size-complex="15pt" style:font-style-complex="italic"/>
    </style:style>
    <style:style style:name="P6" style:family="paragraph" style:parent-style-name="Standard">
      <style:text-properties style:font-name="Times new roman" officeooo:rsid="000992f6" officeooo:paragraph-rsid="000992f6" fo:background-color="transparent"/>
    </style:style>
    <style:style style:name="P7" style:family="paragraph" style:parent-style-name="Standard">
      <style:text-properties style:font-name="Times new roman" officeooo:rsid="000992f6" officeooo:paragraph-rsid="000cacfb" fo:background-color="transparent"/>
    </style:style>
    <style:style style:name="P8" style:family="paragraph" style:parent-style-name="Standard">
      <style:text-properties style:font-name="Times new roman" officeooo:paragraph-rsid="000992f6" fo:background-color="transparent"/>
    </style:style>
    <style:style style:name="P9" style:family="paragraph" style:parent-style-name="Standard">
      <style:text-properties style:font-name="Times new roman" officeooo:paragraph-rsid="00176022"/>
    </style:style>
    <style:style style:name="P10" style:family="paragraph" style:parent-style-name="Standard"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normal" style:text-underline-style="none" fo:font-weight="normal" officeooo:rsid="000cacfb" officeooo:paragraph-rsid="000cacfb" style:text-blinking="false" fo:background-color="transparent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normal" style:text-underline-style="none" fo:font-weight="normal" officeooo:rsid="000e82bd" officeooo:paragraph-rsid="000e82bd" style:text-blinking="false" fo:background-color="transparent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normal" style:text-underline-style="none" fo:font-weight="normal" officeooo:rsid="00108161" officeooo:paragraph-rsid="00108161" style:text-blinking="false" fo:background-color="transparent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normal" style:text-underline-style="none" fo:font-weight="normal" officeooo:rsid="0010e207" officeooo:paragraph-rsid="0010e207" style:text-blinking="false" fo:background-color="transparent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normal" style:text-underline-style="none" fo:font-weight="normal" officeooo:rsid="0012caff" officeooo:paragraph-rsid="0012caff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normal" style:text-underline-style="none" fo:font-weight="normal" officeooo:rsid="00140196" officeooo:paragraph-rsid="0012caff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normal" style:text-underline-style="none" fo:font-weight="normal" officeooo:rsid="0015f9ed" officeooo:paragraph-rsid="00140196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italic" style:text-underline-style="none" fo:font-weight="normal" officeooo:rsid="0012caff" officeooo:paragraph-rsid="0012caff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italic" style:text-underline-style="none" fo:font-weight="normal" officeooo:rsid="00140196" officeooo:paragraph-rsid="00140196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" fo:font-size="13pt" fo:letter-spacing="normal" fo:font-style="normal" style:text-underline-style="none" fo:font-weight="bold" officeooo:rsid="000992f6" officeooo:paragraph-rsid="000e82bd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" fo:font-size="13pt" fo:letter-spacing="normal" fo:font-style="normal" style:text-underline-style="none" fo:font-weight="bold" officeooo:rsid="000992f6" officeooo:paragraph-rsid="00108161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" fo:font-size="13pt" fo:letter-spacing="normal" fo:font-style="normal" style:text-underline-style="none" fo:font-weight="bold" officeooo:rsid="000992f6" officeooo:paragraph-rsid="0012caff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" fo:font-size="13pt" fo:letter-spacing="normal" fo:font-style="normal" style:text-underline-style="none" fo:font-weight="bold" officeooo:rsid="00192330" officeooo:paragraph-rsid="00192330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23" style:family="paragraph" style:parent-style-name="Standard" style:list-style-name="L1">
      <style:text-properties fo:font-variant="normal" fo:text-transform="none" style:font-name="Times new roman" fo:font-size="12pt" fo:letter-spacing="normal" fo:font-style="normal" fo:font-weight="normal" officeooo:rsid="000cacfb" officeooo:paragraph-rsid="000cacfb" style:font-size-asian="12pt" style:font-weight-asian="normal" style:font-size-complex="12pt" style:font-weight-complex="normal"/>
    </style:style>
    <style:style style:name="P24" style:family="paragraph" style:parent-style-name="Standard" style:list-style-name="L2"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normal" style:text-underline-style="none" fo:font-weight="normal" officeooo:rsid="0012caff" officeooo:paragraph-rsid="0012caff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3"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italic" style:text-underline-style="none" fo:font-weight="normal" officeooo:rsid="0012caff" officeooo:paragraph-rsid="0012caff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 style:list-style-name="L1">
      <style:text-properties style:font-name="Times new roman" officeooo:rsid="000992f6" officeooo:paragraph-rsid="000cacfb"/>
    </style:style>
    <style:style style:name="T1" style:family="text">
      <style:text-properties officeooo:rsid="000992f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992f6" style:font-style-asian="italic" style:font-style-complex="italic"/>
    </style:style>
    <style:style style:name="T4" style:family="text">
      <style:text-properties fo:font-style="italic" officeooo:rsid="0010e207" style:font-style-asian="italic" style:font-style-complex="italic"/>
    </style:style>
    <style:style style:name="T5" style:family="text">
      <style:text-properties fo:font-variant="normal" fo:text-transform="none" fo:font-size="12pt" fo:letter-spacing="normal" fo:font-style="normal" fo:font-weight="normal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font-size="12pt" fo:letter-spacing="normal" fo:font-style="normal" fo:font-weight="normal" officeooo:rsid="000992f6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font-size="12pt" fo:letter-spacing="normal" fo:font-style="normal" fo:font-weight="normal" officeooo:rsid="000ab4b3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fo:font-size="12pt" fo:letter-spacing="normal" fo:font-style="normal" style:text-underline-style="none" fo:font-weight="normal" officeooo:rsid="000cacfb" style:text-blinking="false" fo:background-color="transparent" loext:char-shading-value="0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fo:font-size="12pt" fo:letter-spacing="normal" fo:font-style="normal" style:text-underline-style="none" fo:font-weight="normal" officeooo:rsid="000e82bd" style:text-blinking="false" fo:background-color="transparent" loext:char-shading-value="0" style:font-size-asian="12pt" style:font-weight-asian="normal" style:font-size-complex="12pt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140196" style:font-style-asian="normal" style:font-style-complex="normal"/>
    </style:style>
    <style:style style:name="T13" style:family="text">
      <style:text-properties fo:font-style="normal" officeooo:rsid="0015f9ed" style:font-style-asian="normal" style:font-style-complex="normal"/>
    </style:style>
    <style:style style:name="T14" style:family="text">
      <style:text-properties style:font-name="Times new roman" fo:font-style="italic" fo:background-color="transparent" loext:char-shading-value="0" style:font-style-asian="italic" style:font-style-complex="italic"/>
    </style:style>
    <style:style style:name="T15" style:family="text">
      <style:text-properties style:font-name="Times new roman" fo:background-color="transparent" loext:char-shading-value="0"/>
    </style:style>
    <style:style style:name="T16" style:family="text">
      <style:text-properties officeooo:rsid="0010e207"/>
    </style:style>
    <style:style style:name="T17" style:family="text">
      <style:text-properties officeooo:rsid="0015f9ed"/>
    </style:style>
    <style:style style:name="T18" style:family="text">
      <style:text-properties fo:background-color="transparent" loext:char-shading-value="0"/>
    </style:style>
    <style:style style:name="T19" style:family="text">
      <style:text-properties fo:font-size="12pt" fo:font-weight="normal" officeooo:rsid="000e82bd" style:font-size-asian="12pt" style:font-weight-asian="normal" style:font-size-complex="12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Резюме</text:p>
      <text:p text:style-name="P3">Ребдева Павла Александровича</text:p>
      <text:p text:style-name="P5"/>
      <text:p text:style-name="P4">Персональные данные</text:p>
      <text:p text:style-name="P6"><text:span text:style-name="T2">Дата рождения:</text:span> 21.06.2005</text:p>
      <text:p text:style-name="P6"><text:span text:style-name="T2">Возраст (полных лет):</text:span> 18</text:p>
      <text:p text:style-name="P6"><text:span text:style-name="T2">Место жительства:</text:span> г. Санкт-Петербург, институтский проспект, д. 29</text:p>
      <text:p text:style-name="P6"/>
      <text:p text:style-name="P6"/>
      <text:p text:style-name="P4">Контактная информация</text:p>
      <text:p text:style-name="P6"><text:span text:style-name="T2">Номер телефона:</text:span> 89110142008</text:p>
      <text:p text:style-name="P1"><text:span text:style-name="T14">Электронная почта:</text:span><text:span text:style-name="T15"> </text:span><text:a xlink:type="simple" xlink:href="mailto:pavreb1235321@gmail.com" text:style-name="Internet_20_link" text:visited-style-name="Visited_20_Internet_20_Link"><text:span text:style-name="T15">pavreb1235321@gmail.com</text:span></text:a></text:p>
      <text:p text:style-name="P1"><text:span text:style-name="T14">Профиль в «Вконтакте»</text:span><text:span text:style-name="T15">: </text:span><text:a xlink:type="simple" xlink:href="https://vk.com/pavreb" text:style-name="Internet_20_link" text:visited-style-name="Visited_20_Internet_20_Link"><text:span text:style-name="T15">https://vk.com/pavreb</text:span></text:a><text:span text:style-name="T15"><text:line-break/></text:span><text:span text:style-name="T14">Профиль в «Телеграмм»:</text:span><text:span text:style-name="T15"> t.me/PavReb</text:span></text:p>
      <text:p text:style-name="P6"/>
      <text:p text:style-name="P6"/>
      <text:p text:style-name="P4">Основное образование</text:p>
      <text:p text:style-name="P8"><text:span text:style-name="T3">Учебное заведение:</text:span><text:span text:style-name="T1"> </text:span><text:span text:style-name="T6">Санкт-Петербургский политехнический университет Петра Великого</text:span></text:p>
      <text:p text:style-name="P6"><text:span text:style-name="T8">Дата поступления:</text:span><text:span text:style-name="T5"> 01.09.2023</text:span></text:p>
      <text:p text:style-name="P6"><text:span text:style-name="T8">Дата окончания:</text:span><text:span text:style-name="T5"> по настоящее время</text:span></text:p>
      <text:p text:style-name="P6"><text:span text:style-name="T8">Форма обучения:</text:span><text:span text:style-name="T5"> дневная</text:span></text:p>
      <text:p text:style-name="P6"><text:span text:style-name="T8">Специальнсть по диплому:</text:span><text:span text:style-name="T5"> программный инженер</text:span></text:p>
      <text:p text:style-name="P7"><text:span text:style-name="T5">Дополнительно обр</text:span><text:span text:style-name="T7">а</text:span><text:span text:style-name="T5">зование:</text:span></text:p>
      <text:list xml:id="list3740999609" text:style-name="L1">
        <text:list-item>
          <text:p text:style-name="P23"><text:a xlink:type="simple" xlink:href="https://drive.google.com/drive/folders/1klFeRB5uVkx95XEcpoYmCx02GiKLlp8j?usp=sharing" text:style-name="Internet_20_link" text:visited-style-name="Visited_20_Internet_20_Link"><text:span text:style-name="T18">Профессиональные курсы:</text:span></text:a></text:p>
          <text:list>
            <text:list-item>
              <text:p text:style-name="P26"><text:a xlink:type="simple" xlink:href="https://www.avalon.ru/schoolacademy/course/nachala-algoritmizacii-i-programmirovaniya/2073/" office:target-frame-name="_blank" xlink:show="new" text:style-name="Internet_20_link" text:visited-style-name="Visited_20_Internet_20_Link"><text:span text:style-name="T9">Начала алгоритмизации и программирования</text:span></text:a></text:p>
            </text:list-item>
            <text:list-item>
              <text:p text:style-name="P26"><text:a xlink:type="simple" xlink:href="https://www.avalon.ru/schoolacademy/course/strukturnoe-programmirovanie-na-vb-net/887/" office:target-frame-name="_blank" xlink:show="new" text:style-name="Internet_20_link" text:visited-style-name="Visited_20_Internet_20_Link"><text:span text:style-name="T9">Структурное программирование на VB.NET</text:span></text:a></text:p>
            </text:list-item>
            <text:list-item>
              <text:p text:style-name="P26"><text:a xlink:type="simple" xlink:href="https://www.avalon.ru/schoolacademy/course/praktikum-po-programmirovaniyu/2210/" office:target-frame-name="_blank" xlink:show="new" text:style-name="Internet_20_link" text:visited-style-name="Visited_20_Internet_20_Link"><text:span text:style-name="T9">Практикум по программированию</text:span></text:a></text:p>
            </text:list-item>
            <text:list-item>
              <text:p text:style-name="P26"><text:a xlink:type="simple" xlink:href="https://www.avalon.ru/schoolacademy/course/procedurnoe-programmirovanie/2211/" office:target-frame-name="_blank" xlink:show="new" text:style-name="Internet_20_link" text:visited-style-name="Visited_20_Internet_20_Link"><text:span text:style-name="T9">Процедурное программирование</text:span></text:a></text:p>
            </text:list-item>
            <text:list-item>
              <text:p text:style-name="P26"><text:a xlink:type="simple" xlink:href="https://www.avalon.ru/schoolacademy/course/strukturnoe-programmirovanie-na-ss/2212/" office:target-frame-name="_blank" xlink:show="new" text:style-name="Internet_20_link" text:visited-style-name="Visited_20_Internet_20_Link"><text:span text:style-name="T9">Структурное программирование на С/С++</text:span></text:a></text:p>
            </text:list-item>
            <text:list-item>
              <text:p text:style-name="P26"><text:a xlink:type="simple" xlink:href="https://www.avalon.ru/schoolacademy/course/procedurnoe-programmirovanie-na-ss/2213/" office:target-frame-name="_blank" xlink:show="new" text:style-name="Internet_20_link" text:visited-style-name="Visited_20_Internet_20_Link"><text:span text:style-name="T9">Процедурное программирование на С/С++</text:span></text:a></text:p>
            </text:list-item>
            <text:list-item>
              <text:p text:style-name="P26"><text:a xlink:type="simple" xlink:href="https://www.avalon.ru/schoolacademy/course/obektno-orientirovannoe-programmirovanie-na-s-s-icpolzovaniem-qt/2214/" office:target-frame-name="_blank" xlink:show="new" text:style-name="Internet_20_link" text:visited-style-name="Visited_20_Internet_20_Link"><text:span text:style-name="T9">Объектно-ориентированное программирование на С++ с иcпользованием Qt</text:span></text:a></text:p>
            </text:list-item>
          </text:list>
        </text:list-item>
        <text:list-item>
          <text:p text:style-name="P23"><text:a xlink:type="simple" xlink:href="https://drive.google.com/drive/folders/1se0ag4uIiwz0jMuWPZHJMyE3DgAD2uRw?usp=sharing" text:style-name="Internet_20_link" text:visited-style-name="Visited_20_Internet_20_Link"><text:span text:style-name="T18">Компьютерные курсы:</text:span></text:a></text:p>
          <text:list>
            <text:list-item>
              <text:p text:style-name="P26"><text:a xlink:type="simple" xlink:href="https://www.avalon.ru/schoolacademy/course/informacionnaya-kultura/1392/" office:target-frame-name="_blank" xlink:show="new" text:style-name="Internet_20_link" text:visited-style-name="Visited_20_Internet_20_Link"><text:span text:style-name="T9">Информационная культура</text:span></text:a></text:p>
            </text:list-item>
            <text:list-item>
              <text:p text:style-name="P26"><text:a xlink:type="simple" xlink:href="https://www.avalon.ru/schoolacademy/course/znakomstvo-s-kompyuterom/1393/" office:target-frame-name="_blank" xlink:show="new" text:style-name="Internet_20_link" text:visited-style-name="Visited_20_Internet_20_Link"><text:span text:style-name="T9">Знакомство с компьютером</text:span></text:a></text:p>
            </text:list-item>
            <text:list-item>
              <text:p text:style-name="P26"><text:a xlink:type="simple" xlink:href="https://www.avalon.ru/schoolacademy/course/prikladnaya-matematika/1659/" office:target-frame-name="_blank" xlink:show="new" text:style-name="Internet_20_link" text:visited-style-name="Visited_20_Internet_20_Link"><text:span text:style-name="T9">Прикладная математика</text:span></text:a></text:p>
            </text:list-item>
            <text:list-item>
              <text:p text:style-name="P26"><text:a xlink:type="simple" xlink:href="https://www.avalon.ru/schoolacademy/course/informacionnoe-modelirovanie/1394/" office:target-frame-name="_blank" xlink:show="new" text:style-name="Internet_20_link" text:visited-style-name="Visited_20_Internet_20_Link"><text:span text:style-name="T9">Информационное моделирование</text:span></text:a></text:p>
            </text:list-item>
            <text:list-item>
              <text:p text:style-name="P26"><text:a xlink:type="simple" xlink:href="https://www.avalon.ru/schoolacademy/course/kompyuter---drug/1395/" office:target-frame-name="_blank" xlink:show="new" text:style-name="Internet_20_link" text:visited-style-name="Visited_20_Internet_20_Link"><text:span text:style-name="T9">Компьютер — друг</text:span></text:a></text:p>
            </text:list-item>
            <text:list-item>
              <text:p text:style-name="P26"><text:a xlink:type="simple" xlink:href="https://www.avalon.ru/schoolacademy/course/vvedenie-v-kriptografiyu/2030/" office:target-frame-name="_blank" xlink:show="new" text:style-name="Internet_20_link" text:visited-style-name="Visited_20_Internet_20_Link"><text:span text:style-name="T9">Введение в криптографию</text:span></text:a></text:p>
            </text:list-item>
            <text:list-item>
              <text:p text:style-name="P26"><text:a xlink:type="simple" xlink:href="https://www.avalon.ru/schoolacademy/course/informacionnyj-dizajn/1396/" office:target-frame-name="_blank" xlink:show="new" text:style-name="Internet_20_link" text:visited-style-name="Visited_20_Internet_20_Link"><text:span text:style-name="T9">Информационный дизайн</text:span></text:a></text:p>
            </text:list-item>
            <text:list-item>
              <text:p text:style-name="P26"><text:a xlink:type="simple" xlink:href="https://www.avalon.ru/schoolacademy/course/kompyuter---pomoshhnik/1397/" office:target-frame-name="_blank" xlink:show="new" text:style-name="Internet_20_link" text:visited-style-name="Visited_20_Internet_20_Link"><text:span text:style-name="T9">Компьютер — помощник</text:span></text:a></text:p>
            </text:list-item>
            <text:list-item>
              <text:p text:style-name="P26"><text:a xlink:type="simple" xlink:href="https://www.avalon.ru/schoolacademy/course/informatika/1398/" office:target-frame-name="_blank" xlink:show="new" text:style-name="Internet_20_link" text:visited-style-name="Visited_20_Internet_20_Link"><text:span text:style-name="T9">Информатика</text:span></text:a></text:p>
            </text:list-item>
            <text:list-item>
              <text:p text:style-name="P26"><text:a xlink:type="simple" xlink:href="https://www.avalon.ru/schoolacademy/course/sredstva-rastrovoj-grafiki-adobe-photoshop/900/" office:target-frame-name="_blank" xlink:show="new" text:style-name="Internet_20_link" text:visited-style-name="Visited_20_Internet_20_Link"><text:span text:style-name="T9">Средства растровой графики. Adobe Photoshop</text:span></text:a></text:p>
            </text:list-item>
            <text:list-item>
              <text:p text:style-name="P26"><text:a xlink:type="simple" xlink:href="https://www.avalon.ru/schoolacademy/course/osnovy-vyorstki-sajtov/2075/" office:target-frame-name="_blank" xlink:show="new" text:style-name="Internet_20_link" text:visited-style-name="Visited_20_Internet_20_Link"><text:span text:style-name="T9">Основы вёрстки сайтов</text:span></text:a></text:p>
            </text:list-item>
          </text:list>
        </text:list-item>
      </text:list>
      <text:p text:style-name="P11"/>
      <text:p text:style-name="P11"/>
      <text:p text:style-name="P19">Проектная деятельность</text:p>
      <text:p text:style-name="P22"><text:span text:style-name="T19">Проект: </text:span><text:a xlink:type="simple" xlink:href="https://docs.google.com/presentation/d/1lPWtDlBoelM2SiE0e9SflSaCJlEtE939/edit?usp=sharing&amp;ouid=103077822050098715917&amp;rtpof=true&amp;sd=true" text:style-name="Internet_20_link" text:visited-style-name="Visited_20_Internet_20_Link"><text:span text:style-name="T19">коллаборативный робот</text:span></text:a></text:p>
      <text:p text:style-name="P9"><text:span text:style-name="T10">Проект: </text:span><text:a xlink:type="simple" xlink:href="https://docs.google.com/document/d/1hiLx5MkyHJBpUb7t8YZ0Cc0Pkab4TQGcZIgJpUOsE-4/edit?usp=sharing" text:style-name="Internet_20_link" text:visited-style-name="Visited_20_Internet_20_Link">Универсальная интеллектуальная платформа для управления сервомотором</text:a></text:p>
      <text:p text:style-name="P20">Профессиональные навыки</text:p>
      <text:p text:style-name="P12"><text:span text:style-name="T4">Офисные пакеты:</text:span> Microsoft office и libre office</text:p>
      <text:p text:style-name="P12"><text:span text:style-name="T4">Графические и видео редакторы:</text:span> Adobe <text:span text:style-name="T16">p</text:span>hotoshop, GIMP, paint.<text:span text:style-name="T16">NET, Adobe premiere pro</text:span></text:p>
      <text:p text:style-name="P13"><text:soft-page-break/><text:span text:style-name="T2">Программные среды:</text:span> Visual studio, Visual studio code, Arduino IDE</text:p>
      <text:p text:style-name="P13"><text:span text:style-name="T2">Языки программирования: </text:span>C, C++, Arduino C, Visual Basic</text:p>
      <text:p text:style-name="P13"><text:span text:style-name="T2">Системы котроля версий:</text:span> git</text:p>
      <text:p text:style-name="P13"/>
      <text:p text:style-name="P17">Уровень знания иностранного языка: Английский язык — базовый</text:p>
      <text:p text:style-name="P17"/>
      <text:p text:style-name="P17"/>
      <text:p text:style-name="P21">Дополнительные сведения</text:p>
      <text:p text:style-name="P17"><text:span text:style-name="T17">Проектная и научная</text:span> деятельность: </text:p>
      <text:list xml:id="list2044324759" text:style-name="L2">
        <text:list-item>
          <text:p text:style-name="P24">Финалист всероссийского конкурса научно-технических проектов "Большие вызовы" - 2022</text:p>
        </text:list-item>
        <text:list-item>
          <text:p text:style-name="P24">Участник профильной образовательной программы "Умный город и безопасность"</text:p>
        </text:list-item>
        <text:list-item>
          <text:p text:style-name="P24">Участник профильной образовательной программы "Инфохимия"</text:p>
        </text:list-item>
        <text:list-item>
          <text:p text:style-name="P24">Участник профильной образовательной программы "Большие вызовы. Политех"</text:p>
        </text:list-item>
        <text:list-item>
          <text:p text:style-name="P24">Участник профильной образовательной программы "Большие вызовы 2.0. Большие данные. Умные город. Генетика"</text:p>
        </text:list-item>
        <text:list-item>
          <text:p text:style-name="P24">Спикер на Фестивале Открытие</text:p>
        </text:list-item>
      </text:list>
      <text:p text:style-name="P14"/>
      <text:p text:style-name="P17">Публикации, патенты: <text:span text:style-name="T11">Роботизированная система интеллектуальной обработки литых заготовок лопастей рабочих колес гидромашин с учетом варьирующихся величин литейных припусков на основе комплекса технического зрения и генерации управляющей программы обработки в CAM – системе.</text:span></text:p>
      <text:p text:style-name="P14"/>
      <text:p text:style-name="P17">Публичные выступления:<text:span text:style-name="T11"> </text:span><text:span text:style-name="T12">спикер на фестивале «Открытие» 2022 от Академии Талантов Санкт-Петербурга</text:span></text:p>
      <text:p text:style-name="P15"/>
      <text:p text:style-name="P18"><text:span text:style-name="T11">Интервью: </text:span><text:a xlink:type="simple" xlink:href="https://vk.com/wall-42740601_571829" text:style-name="Internet_20_link" text:visited-style-name="Visited_20_Internet_20_Link"><text:span text:style-name="T11">Петербургский дневник</text:span></text:a><text:span text:style-name="T11">, </text:span><text:a xlink:type="simple" xlink:href="https://vk.com/@fablabpolytech-nashi-shkolniki-na-konkurse-bolshie-vyzovy" text:style-name="Internet_20_link" text:visited-style-name="Visited_20_Internet_20_Link"><text:span text:style-name="T13">Башня Политех</text:span></text:a></text:p>
      <text:p text:style-name="P16"/>
      <text:p text:style-name="P17">«Полезн<text:span text:style-name="T17">ы</text:span>е» хобби: <text:span text:style-name="T12">подбор комплектующего для компьютеров и непосредственная сборка пк</text:span></text:p>
      <text:p text:style-name="P14"/>
      <text:p text:style-name="P17"/>
      <text:p text:style-name="P21">Личные качества</text:p>
      <text:list xml:id="list2819133190" text:style-name="L3">
        <text:list-item>
          <text:p text:style-name="P25">Ответственный</text:p>
        </text:list-item>
        <text:list-item>
          <text:p text:style-name="P25">Коммуникативный</text:p>
        </text:list-item>
        <text:list-item>
          <text:p text:style-name="P25">Инициативной</text:p>
        </text:list-item>
        <text:list-item>
          <text:p text:style-name="P25">Дружелюбный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" svg:font-family="'Times new roma'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0T11:43:01.903579039</meta:creation-date>
    <dc:date>2024-04-25T13:14:34.334011221</dc:date>
    <meta:editing-duration>PT32M38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2" meta:paragraph-count="64" meta:word-count="327" meta:character-count="2721" meta:non-whitespace-character-count="2483"/>
  </office:meta>
</office:document-meta>
</file>